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6pt" style:font-size-asian="16pt" style:font-size-complex="16pt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3">MRD GRH</text:span></text:h>
      <text:p text:style-name="P1"/>
      <text:p text:style-name="P2">EMPLOYE ( <text:span text:style-name="T1">EMP_Matricule,</text:span><text:span text:style-name="T2"> EMP_Nom, EMP_Prenom, EMP_Rue, EMP_Ville, EMP_CodePostal, EMP_Tel, EMP_Portable, EMP_Email, EMP_DateEmbauche, EMP_Quotite)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="0.018cm solid #000000" style:shadow="non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7T08:26:54.77</meta:creation-date>
    <meta:document-statistic meta:table-count="0" meta:image-count="0" meta:object-count="0" meta:page-count="1" meta:paragraph-count="2" meta:word-count="15" meta:character-count="153"/>
    <dc:date>2016-09-27T08:39:53.28</dc:date>
    <meta:editing-duration>PT13M</meta:editing-duration>
    <meta:editing-cycles>1</meta:editing-cycles>
    <meta:generator>OpenOffice/4.1.2$Win32 OpenOffice.org_project/412m3$Build-9782</meta:generator>
  </office:meta>
</office:document-meta>
</file>